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sans-serif"/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M Roman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text-properties style:font-name="CM Roman"/>
    </style:style>
    <style:style style:name="P5" style:family="paragraph" style:parent-style-name="Standard">
      <style:paragraph-properties fo:text-align="start" style:justify-single-word="false"/>
      <style:text-properties style:font-name="CM Roman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M Roman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141412" style:font-name="Source Sans Pro" fo:font-size="18pt" fo:letter-spacing="normal" fo:font-style="normal" style:text-underline-style="none" fo:font-weight="bold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141412" style:font-name="Source Sans Pro" fo:font-size="18pt" fo:letter-spacing="normal" fo:font-style="normal" fo:font-weight="bold"/>
    </style:style>
    <style:style style:name="P9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141412" style:font-name="Source Sans Pro" fo:font-size="18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141412" style:font-name="Source Sans Pro" fo:font-size="11.5pt" fo:letter-spacing="normal" fo:font-style="normal" fo:font-weight="normal"/>
    </style:style>
    <style:style style:name="P11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141412" style:font-name="Source Sans Pro" fo:font-size="14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141412" fo:letter-spacing="normal"/>
    </style:style>
    <style:style style:name="P13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ac0404" style:text-line-through-style="none" fo:letter-spacing="normal" style:text-underline-style="none" style:text-blinking="false"/>
    </style:style>
    <style:style style:name="T1" style:family="text">
      <style:text-properties style:font-name="CM Roman"/>
    </style:style>
    <style:style style:name="fr1" style:family="graphic" style:parent-style-name="Graphics">
      <style:graphic-properties fo:margin-left="0in" fo:margin-right="0in" fo:margin-top="0.05in" fo:margin-bottom="0.05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NC SERVER CONFIGURATION</text:p>
      <text:p text:style-name="P8">Step:1</text:p>
      <text:p text:style-name="P10">Installation of VNC Server by using the following command</text:p>
      <text:p text:style-name="P10"># yum install vnc*;</text:p>
      <text:p text:style-name="P8">Step:2</text:p>
      <text:p text:style-name="P10">Go to configuration file of vncserver by using the following path</text:p>
      <text:p text:style-name="P10"># vim /etc/sysconfig/vncservers</text:p>
      <text:p text:style-name="P10">at last you make the following changes</text:p>
      <text:p text:style-name="P10">VNCSERVER=”1”</text:p>
      <text:p text:style-name="P10">VNCSERVERARGS[1]=”geometry 1024x768 -depth 16”</text:p>
      <text:p text:style-name="P10">And then go to the following files and make the following changes in that file.</text:p>
      <text:p text:style-name="P10"># vim ~/.vnc/xstartup</text:p>
      <text:p text:style-name="P10">here you uncomment the following lines</text:p>
      <text:p text:style-name="P10">unset SESSION_MANAGER</text:p>
      <text:p text:style-name="P10">exec /etc/X11/xinit/xinitrc</text:p>
      <text:p text:style-name="P8">Step:3</text:p>
      <text:p text:style-name="P10">Password Creation for vncserver:</text:p>
      <text:p text:style-name="P10">#vncpasswd</text:p>
      <text:p text:style-name="P10">passwd:</text:p>
      <text:p text:style-name="P10">verify:</text:p>
      <text:p text:style-name="P8">Step:4</text:p>
      <text:p text:style-name="P11">Start the vnc server by using the following command</text:p>
      <text:p text:style-name="P9">#vncserver :1</text:p>
      <text:p text:style-name="P10">Stop the service by using the following command</text:p>
      <text:p text:style-name="P10">#vncserver -killall:1</text:p>
      <text:p text:style-name="P8">Step :5</text:p>
      <text:p text:style-name="P10">To access the remote desktop by using the following command</text:p>
      <text:p text:style-name="P10">#vncviewer -Shared 192.168.2.66:1</text:p>
      <text:p text:style-name="P10">it will ask password</text:p>
      <text:p text:style-name="P13"><text:soft-page-break/><draw:a xlink:type="simple" xlink:href="http://192.168.2.55/admin/wp-content/uploads/2014/02/vnc1.png"><draw:frame draw:style-name="fr1" draw:name="graphics9" text:anchor-type="as-char" svg:width="3.0193in" svg:height="2.2693in" draw:z-index="0"><draw:image xlink:href="http://192.168.2.55/admin/wp-content/uploads/2014/02/vnc1-300x225.png" xlink:type="simple" xlink:show="embed" xlink:actuate="onLoad"/><svg:title>vnc</svg:title></draw:frame></draw:a></text:p>
      <text:p text:style-name="P12"> </text:p>
      <text:p text:style-name="P10">and you enter the the correct password,you will show the remote desktop.</text:p>
      <text:p text:style-name="P13"><draw:a xlink:type="simple" xlink:href="http://192.168.2.55/admin/wp-content/uploads/2014/02/vn.png"><draw:frame draw:style-name="fr1" draw:name="graphics10" text:anchor-type="as-char" svg:width="3.0193in" svg:height="2.2693in" draw:z-index="1"><draw:image xlink:href="http://192.168.2.55/admin/wp-content/uploads/2014/02/vn-300x225.png" xlink:type="simple" xlink:show="embed" xlink:actuate="onLoad"/><svg:title>vn</svg:title></draw:frame></draw:a></text:p>
      <text:p text:style-name="P12"> </text:p>
      <text:p text:style-name="P10">Now you can access the remote desktop,here you can access the files as like your monitor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Sans Pro" svg:font-family="'Source Sans Pro', Helvetica, sans-serif"/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 </meta:initial-creator>
    <meta:creation-date>2014-01-29T18:30:39</meta:creation-date>
    <dc:date>2014-12-23T17:57:46</dc:date>
    <dc:creator>root </dc:creator>
    <meta:editing-duration>PT20M20S</meta:editing-duration>
    <meta:editing-cycles>7</meta:editing-cycles>
    <meta:generator>LibreOffice/4.0.4.2$Linux_x86 LibreOffice_project/400m0$Build-2</meta:generator>
    <meta:document-statistic meta:table-count="0" meta:image-count="2" meta:object-count="0" meta:page-count="2" meta:paragraph-count="35" meta:word-count="149" meta:character-count="973" meta:non-whitespace-character-count="853"/>
  </office:meta>
</office:document-meta>
</file>